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age Sources:</text:p>
      <text:p text:style-name="Standard"><text:a xlink:type="simple" xlink:href="https://opengameart.org/content/omega-team" text:style-name="Internet_20_link" text:visited-style-name="Visited_20_Internet_20_Link">https://opengameart.org/content/omega-team</text:a></text:p>
      <text:p text:style-name="Standard"><text:a xlink:type="simple" xlink:href="https://opengameart.org/content/blood-effect-sprite-sheet" text:style-name="Internet_20_link" text:visited-style-name="Visited_20_Internet_20_Link">https://opengameart.org/content/blood-effect-sprite-sheet</text:a> (originally from <text:a xlink:type="simple" xlink:href="http://powstudios.com/" text:style-name="Internet_20_link" text:visited-style-name="Visited_20_Internet_20_Link">http://powstudios.com/</text:a> )</text:p>
      <text:p text:style-name="Standard"><text:a xlink:type="simple" xlink:href="https://opengameart.org/content/arcade-platformer-assets" text:style-name="Internet_20_link" text:visited-style-name="Visited_20_Internet_20_Link">https://opengameart.org/content/arcade-platformer-assets</text:a> (GrafxKid)</text:p>
      <text:p text:style-name="Standard"><text:a xlink:type="simple" xlink:href="https://opengameart.org/content/pixel-art-canon" text:style-name="Internet_20_link" text:visited-style-name="Visited_20_Internet_20_Link">https://opengameart.org/content/pixel-art-canon</text:a></text:p>
      <text:p text:style-name="Standard"><text:a xlink:type="simple" xlink:href="https://opengameart.org/content/wasp-0" text:style-name="Internet_20_link" text:visited-style-name="Visited_20_Internet_20_Link">https://opengameart.org/content/wasp-0</text:a> (Spring, Puffolotti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3T20:27:52.75</meta:creation-date>
    <dc:date>2019-12-03T23:51:34.59</dc:date>
    <meta:editing-duration>PT15H53M36S</meta:editing-duration>
    <meta:editing-cycles>11</meta:editing-cycles>
    <meta:generator>OpenOffice/4.1.6$Win32 OpenOffice.org_project/416m1$Build-9790</meta:generator>
    <meta:document-statistic meta:table-count="0" meta:image-count="0" meta:object-count="0" meta:page-count="1" meta:paragraph-count="6" meta:word-count="14" meta:character-count="328"/>
  </office:meta>
</office:document-meta>
</file>